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df6a6" officeooo:paragraph-rsid="001df6a6"/>
    </style:style>
    <style:style style:name="P2" style:family="paragraph" style:parent-style-name="Text_20_body">
      <style:text-properties officeooo:rsid="001482d3" officeooo:paragraph-rsid="0007b585"/>
    </style:style>
    <style:style style:name="P3" style:family="paragraph" style:parent-style-name="Text_20_body">
      <style:text-properties officeooo:rsid="001846e6" officeooo:paragraph-rsid="001846e6"/>
    </style:style>
    <style:style style:name="P4" style:family="paragraph" style:parent-style-name="Text_20_body">
      <style:text-properties officeooo:rsid="001978d0" officeooo:paragraph-rsid="001978d0"/>
    </style:style>
    <style:style style:name="P5" style:family="paragraph" style:parent-style-name="Text_20_body">
      <style:text-properties officeooo:paragraph-rsid="001978d0"/>
    </style:style>
    <style:style style:name="P6" style:family="paragraph" style:parent-style-name="Text_20_body">
      <style:text-properties officeooo:paragraph-rsid="00198103"/>
    </style:style>
    <style:style style:name="P7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paragraph-rsid="001978d0"/>
    </style:style>
    <style:style style:name="P8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846e6" officeooo:paragraph-rsid="001846e6"/>
    </style:style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>
      <style:paragraph-properties fo:margin-top="0cm" fo:margin-bottom="0.265cm" loext:contextual-spacing="false" style:line-height-at-least="0.529cm" fo:widows="1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1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0pt" fo:font-style="normal" style:text-underline-style="none" fo:font-weight="normal" fo:background-color="transparent"/>
    </style:style>
    <style:style style:name="P12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333333" style:font-name="Helvetica Neue" fo:font-size="27pt" fo:letter-spacing="normal" fo:font-style="normal" fo:font-weight="bold"/>
    </style:style>
    <style:style style:name="T3" style:family="text">
      <style:text-properties officeooo:rsid="0016f57f"/>
    </style:style>
    <style:style style:name="T4" style:family="text">
      <style:text-properties officeooo:rsid="001c15dc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Zone de texte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4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5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6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7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8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9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10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Zone de texte 1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2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4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3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5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6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7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8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9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0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21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Zone de texte 22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control text:anchor-type="paragraph" draw:z-index="20" draw:style-name="gr3" draw:text-style-name="P12" svg:width="5.054cm" svg:height="0.715cm" svg:x="1.131cm" svg:y="-1.159cm" draw:control="control21"/>Rapport - TP0<text:span text:style-name="T3">3</text:span> <text:span text:style-name="T2">Exercices applicatifs</text:span></text:p>
      <text:h text:style-name="Heading_20_2" text:outline-level="2">Exercice 1 - Créer un menu flexible</text:h>
      <text:p text:style-name="P2">Expliquez à quoi correspond un identifiant. </text:p>
      <text:p text:style-name="P2"><draw:control text:anchor-type="as-char" draw:z-index="0" draw:style-name="gr1" draw:text-style-name="P11" svg:width="16.775cm" svg:height="1.851cm" draw:control="control1"/></text:p>
      <text:p text:style-name="P8">Que permettent les identifiants ici ?.</text:p>
      <text:p text:style-name="P3"><draw:control text:anchor-type="as-char" draw:z-index="1" draw:style-name="gr1" draw:text-style-name="P11" svg:width="16.696cm" svg:height="2.165cm" draw:control="control2"/></text:p>
      <text:p text:style-name="P4">Ajoutez le code css commenté</text:p>
      <text:p text:style-name="P4"><draw:control text:anchor-type="as-char" svg:y="-3.374cm" draw:z-index="2" draw:style-name="gr2" draw:text-style-name="P11" svg:width="17.331cm" svg:height="14.514cm" draw:control="control3"/></text:p>
      <text:h text:style-name="Heading_20_1" text:outline-level="1"><text:soft-page-break/>Exercice 2 - Créer un formulaire flexible</text:h>
      <text:p text:style-name="P9">Quel est le rôle de la balise &lt;form&gt; ?</text:p>
      <text:p text:style-name="P9"><draw:control text:anchor-type="as-char" draw:z-index="4" draw:style-name="gr1" draw:text-style-name="P11" svg:width="16.802cm" svg:height="1.853cm" draw:control="control5"/></text:p>
      <text:p text:style-name="P9"/>
      <text:p text:style-name="P9">Que fait la propriété action ? </text:p>
      <text:p text:style-name="P9"><draw:control text:anchor-type="as-char" draw:z-index="5" draw:style-name="gr1" draw:text-style-name="P11" svg:width="16.722cm" svg:height="1.83cm" draw:control="control6"/></text:p>
      <text:p text:style-name="P9">Quel est le rôle de l'instruction mailto ? <draw:control text:anchor-type="as-char" svg:y="-1.323cm" draw:z-index="3" draw:style-name="gr2" draw:text-style-name="P11" svg:width="16.662cm" svg:height="2.276cm" draw:control="control4"/></text:p>
      <text:p text:style-name="Text_20_body">Quel est la différence entre la balise &lt;label&gt; et la balise &lt;input&gt; ? </text:p>
      <text:p text:style-name="P4"><draw:control text:anchor-type="as-char" draw:z-index="6" draw:style-name="gr1" draw:text-style-name="P11" svg:width="16.795cm" svg:height="1.775cm" draw:control="control7"/></text:p>
      <text:p text:style-name="P6">Que fait le sélecteur .flex-form &gt; li &gt; label ? </text:p>
      <text:p text:style-name="P6"><draw:control text:anchor-type="as-char" draw:z-index="8" draw:style-name="gr1" draw:text-style-name="P11" svg:width="16.821cm" svg:height="1.869cm" draw:control="control9"/></text:p>
      <text:p text:style-name="P6">Que fait le sélecteur * ? <draw:control text:anchor-type="as-char" draw:z-index="7" draw:style-name="gr1" draw:text-style-name="P11" svg:width="16.59cm" svg:height="1.853cm" draw:control="control8"/></text:p>
      <text:p text:style-name="P9">Que fait le sélecteur .flex-form &gt; li &gt; label + * ? </text:p>
      <text:p text:style-name="P9"><draw:control text:anchor-type="as-char" draw:z-index="9" draw:style-name="gr1" draw:text-style-name="P12" svg:width="16.61cm" svg:height="2.013cm" draw:control="control10"/></text:p>
      <text:p text:style-name="P9">Que fait le sélecteur .flex-form li button ? </text:p>
      <text:p text:style-name="P9"><draw:control text:anchor-type="as-char" draw:z-index="11" draw:style-name="gr1" draw:text-style-name="P11" svg:width="16.583cm" svg:height="1.495cm" draw:control="control12"/></text:p>
      <text:p text:style-name="P9">A quoi correspond la propriété flex-grow ? <draw:control text:anchor-type="as-char" draw:z-index="10" draw:style-name="gr1" draw:text-style-name="P11" svg:width="16.398cm" svg:height="1.549cm" draw:control="control11"/></text:p>
      <text:p text:style-name="P9">A quoi correspond la propriété flex-shrink ? </text:p>
      <text:p text:style-name="P9"><text:soft-page-break/><draw:control text:anchor-type="as-char" draw:z-index="12" draw:style-name="gr1" draw:text-style-name="P11" svg:width="16.378cm" svg:height="1.629cm" draw:control="control13"/></text:p>
      <text:p text:style-name="Text_20_body">A quoi correspond la propriété flex-basis ? </text:p>
      <text:p text:style-name="P5"><draw:control text:anchor-type="as-char" draw:z-index="13" draw:style-name="gr1" draw:text-style-name="P11" svg:width="16.828cm" svg:height="2.223cm" draw:control="control14"/></text:p>
      <text:p text:style-name="P5">A quoi correspond la propriété cursor ? </text:p>
      <text:p text:style-name="P5"><draw:control text:anchor-type="as-char" draw:z-index="14" draw:style-name="gr1" draw:text-style-name="P11" svg:width="16.722cm" svg:height="2.62cm" draw:control="control15"/></text:p>
      <text:h text:style-name="Heading_20_1" text:outline-level="1">Exercice 3 - Conception d'une page produits</text:h>
      <text:p text:style-name="P7">Pourquoi &lt;!-- Partie produits --&gt; ne s'affiche pas dans la page HTML ?</text:p>
      <text:p text:style-name="P7"><draw:control text:anchor-type="as-char" draw:z-index="21" draw:style-name="gr1" draw:text-style-name="P11" svg:width="16.749cm" svg:height="1.191cm" draw:control="control22"/></text:p>
      <text:p text:style-name="P7">Que fait la partie .product-filter h1 ?</text:p>
      <text:p text:style-name="P7"><draw:control text:anchor-type="as-char" draw:z-index="15" draw:style-name="gr1" draw:text-style-name="P11" svg:width="16.458cm" svg:height="1.241cm" draw:control="control16"/></text:p>
      <text:p text:style-name="P10">Comment se positionne la class sort ?</text:p>
      <text:p text:style-name="P10"><draw:control text:anchor-type="as-char" draw:z-index="16" draw:style-name="gr1" draw:text-style-name="P11" svg:width="16.458cm" svg:height="1.322cm" draw:control="control17"/></text:p>
      <text:p text:style-name="P10">Dans la class .collection-sort que fait la propriété flex-direction ?</text:p>
      <text:p text:style-name="P5"><draw:control text:anchor-type="as-char" draw:z-index="17" draw:style-name="gr1" draw:text-style-name="P11" svg:width="16.378cm" svg:height="1.35cm" draw:control="control18"/></text:p>
      <text:p text:style-name="P7">Quelle est la valeur de flex-basis si je veux 10 i<text:span text:style-name="T4">m</text:span>age<text:span text:style-name="T4">s</text:span> par lignes ave un padding à 1% ?</text:p>
      <text:p text:style-name="P7"><draw:control text:anchor-type="as-char" draw:z-index="18" draw:style-name="gr1" draw:text-style-name="P11" svg:width="16.484cm" svg:height="1.581cm" draw:control="control19"/></text:p>
      <text:p text:style-name="P10">Pourquoi utiliser dans la class product-info la propriété text-align au lieu de justify-content ?</text:p>
      <text:p text:style-name="P5"><draw:control text:anchor-type="as-char" draw:z-index="19" draw:style-name="gr1" draw:text-style-name="P11" svg:width="16.458cm" svg:height="1.8cm" draw:control="control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f6a6" officeooo:paragraph-rsid="001df6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m : <text:tab/><text:tab/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07:53:44.513000000</meta:creation-date>
    <meta:editing-duration>PT25M51S</meta:editing-duration>
    <meta:editing-cycles>9</meta:editing-cycles>
    <meta:generator>LibreOffice/5.2.0.4$Windows_x86 LibreOffice_project/066b007f5ebcc236395c7d282ba488bca6720265</meta:generator>
    <dc:date>2016-10-01T08:40:16.507000000</dc:date>
    <meta:document-statistic meta:table-count="0" meta:image-count="0" meta:object-count="0" meta:page-count="3" meta:paragraph-count="44" meta:word-count="217" meta:character-count="1199" meta:non-whitespace-character-count="995"/>
    <meta:user-defined meta:name="Info 1"/>
    <meta:user-defined meta:name="Info 2"/>
    <meta:user-defined meta:name="Info 3"/>
    <meta:user-defined meta:name="Info 4"/>
  </office:meta>
</office:document-meta>
</file>